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0.418cm" fo:min-width="1.293cm"/>
    </style:style>
    <style:style style:name="gr4" style:family="graphic" style:parent-style-name="standard">
      <style:graphic-properties draw:fill="solid" draw:fill-color="#33cc66"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418cm" fo:min-width="1.707cm"/>
    </style:style>
    <style:style style:name="gr6" style:family="graphic" style:parent-style-name="standard">
      <style:graphic-properties draw:stroke="none" svg:stroke-color="#000000" draw:fill="none" draw:fill-color="#ffffff" draw:textarea-horizontal-align="left" draw:auto-grow-height="true" draw:auto-grow-width="false" fo:min-height="0.061cm" fo:min-width="3.389cm"/>
    </style:style>
    <style:style style:name="gr7" style:family="graphic" style:parent-style-name="standard">
      <style:graphic-properties draw:stroke="none" svg:stroke-color="#000000" draw:fill="none" draw:fill-color="#ffffff" draw:textarea-horizontal-align="left" draw:auto-grow-height="true" draw:auto-grow-width="false" fo:min-height="0.418cm" fo:min-width="2.345cm"/>
    </style:style>
    <style:style style:name="gr8" style:family="graphic" style:parent-style-name="standard">
      <style:graphic-properties draw:stroke="none" svg:stroke-color="#000000" draw:fill="none" draw:fill-color="#ffffff" draw:textarea-horizontal-align="left" draw:auto-grow-height="true" draw:auto-grow-width="false" fo:min-height="0.419cm" fo:min-width="0.707cm"/>
    </style:style>
    <style:style style:name="gr9" style:family="graphic" style:parent-style-name="standard">
      <style:graphic-properties draw:stroke="none" svg:stroke-color="#000000" draw:fill="none" draw:fill-color="#ffffff" draw:textarea-horizontal-align="left" draw:auto-grow-height="true" draw:auto-grow-width="false" fo:min-height="0.418cm" fo:min-width="2.171cm"/>
    </style:style>
    <style:style style:name="gr10" style:family="graphic" style:parent-style-name="standard">
      <style:graphic-properties draw:stroke="none" svg:stroke-color="#000000" draw:fill="none" draw:fill-color="#ffffff" draw:textarea-horizontal-align="left" draw:auto-grow-height="true" draw:auto-grow-width="false" fo:min-height="1.012cm" fo:min-width="0.707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cm" svg:height="2.7cm" svg:x="11.1cm" svg:y="8.4cm">
          <text:p text:style-name="P1">Lecture</text:p>
          <text:p text:style-name="P1">Des flux</text:p>
          <draw:enhanced-geometry svg:viewBox="0 0 21600 21600" draw:mirror-horizontal="false" draw:mirror-vertical="false" draw:type="rectangle" draw:enhanced-path="M 0 0 L 21600 0 21600 21600 0 21600 0 0 Z N"/>
        </draw:custom-shape>
        <draw:line draw:style-name="gr2" draw:text-style-name="P1" draw:layer="layout" svg:x1="7.5cm" svg:y1="9.8cm" svg:x2="11cm" svg:y2="9.8cm">
          <text:p/>
        </draw:line>
        <draw:custom-shape draw:style-name="gr1" draw:text-style-name="P1" draw:layer="layout" svg:width="4.2cm" svg:height="2.9cm" svg:x="19.5cm" svg:y="8.6cm">
          <text:p text:style-name="P1">Stockage des</text:p>
          <text:p text:style-name="P1">Flux annotés</text:p>
          <draw:enhanced-geometry svg:viewBox="0 0 21600 21600" draw:mirror-horizontal="false" draw:mirror-vertical="false" draw:type="rectangle" draw:enhanced-path="M 0 0 L 21600 0 21600 21600 0 21600 0 0 Z N"/>
        </draw:custom-shape>
        <draw:custom-shape draw:style-name="gr1" draw:text-style-name="P1" draw:layer="layout" svg:width="2.3cm" svg:height="2.7cm" svg:x="23.4cm" svg:y="9.8cm">
          <text:p text:style-name="P1">BDD</text:p>
          <text:p text:style-name="P1">RDF</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 draw:text-style-name="P1" draw:layer="layout" svg:x1="15.1cm" svg:y1="9.9cm" svg:x2="19.5cm" svg:y2="10cm">
          <text:p/>
        </draw:line>
        <draw:line draw:style-name="gr2" draw:text-style-name="P1" draw:layer="layout" svg:x1="15.5cm" svg:y1="17.238cm" svg:x2="21.6cm" svg:y2="17.238cm">
          <text:p/>
        </draw:line>
        <draw:frame draw:style-name="gr3" draw:layer="layout" svg:width="2.581cm" svg:height="0.962cm" svg:x="17.319cm" svg:y="16.476cm">
          <draw:text-box>
            <text:p>critères</text:p>
          </draw:text-box>
        </draw:frame>
        <draw:custom-shape draw:style-name="gr4" draw:text-style-name="P1" draw:layer="layout" svg:width="4.4cm" svg:height="3.5cm" svg:x="3.8cm" svg:y="16.5cm">
          <text:p text:style-name="P1">utilisateur</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 draw:text-style-name="P1" draw:layer="layout" svg:x1="24.742cm" svg:y1="16.8cm" svg:x2="24.8cm" svg:y2="12.6cm">
          <text:p/>
        </draw:line>
        <draw:line draw:style-name="gr2" draw:text-style-name="P1" draw:layer="layout" svg:x1="24.375cm" svg:y1="12.5cm" svg:x2="24.394cm" svg:y2="16.8cm">
          <text:p/>
        </draw:line>
        <draw:line draw:style-name="gr2" draw:text-style-name="P1" draw:layer="layout" svg:x1="21.5cm" svg:y1="19.638cm" svg:x2="7.4cm" svg:y2="19.694cm">
          <text:p/>
        </draw:line>
        <draw:frame draw:style-name="gr5" draw:layer="layout" svg:width="3.177cm" svg:height="0.962cm" svg:x="12.9cm" svg:y="19.838cm">
          <draw:text-box>
            <text:p>Flux RSS</text:p>
          </draw:text-box>
        </draw:frame>
        <draw:frame draw:style-name="gr6" draw:layer="layout" svg:width="5.599cm" svg:height="1.673cm" svg:x="24.901cm" svg:y="14cm">
          <draw:text-box>
            <text:p>Requête</text:p>
            <text:p>SPARQL</text:p>
          </draw:text-box>
        </draw:frame>
        <draw:frame draw:style-name="gr7" draw:layer="layout" svg:width="4.096cm" svg:height="0.962cm" svg:x="20.504cm" svg:y="14.438cm">
          <draw:text-box>
            <text:p>Graphe RDF</text:p>
          </draw:text-box>
        </draw:frame>
        <draw:custom-shape draw:style-name="gr1" draw:text-style-name="P1" draw:layer="layout" svg:width="3.3cm" svg:height="3.2cm" svg:x="4.6cm" svg:y="8.5cm">
          <text:p text:style-name="P1">Flux </text:p>
          <text:p text:style-name="P1">RSS</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1" draw:layer="layout" svg:width="4.1cm" svg:height="3.7cm" svg:x="11.8cm" svg:y="1.6cm">
          <text:p text:style-name="P1">Services</text:p>
          <text:p text:style-name="P1">D'annotatio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2" draw:text-style-name="P1" draw:layer="layout" svg:x1="13.2cm" svg:y1="8cm" svg:x2="13.2cm" svg:y2="5.4cm">
          <text:p/>
        </draw:line>
        <draw:line draw:style-name="gr2" draw:text-style-name="P1" draw:layer="layout" svg:x1="13.7cm" svg:y1="5.5cm" svg:x2="13.7cm" svg:y2="8.1cm">
          <text:p/>
        </draw:line>
        <draw:frame draw:style-name="gr8" draw:layer="layout" svg:width="1.738cm" svg:height="0.962cm" svg:x="11.162cm" svg:y="6.3cm">
          <draw:text-box>
            <text:p>Item</text:p>
          </draw:text-box>
        </draw:frame>
        <draw:frame draw:style-name="gr9" draw:layer="layout" svg:width="3.846cm" svg:height="0.962cm" svg:x="16.054cm" svg:y="2.038cm">
          <draw:text-box>
            <text:p>Annotation</text:p>
          </draw:text-box>
        </draw:frame>
        <draw:custom-shape draw:style-name="gr4" draw:text-style-name="P1" draw:layer="layout" svg:width="4.4cm" svg:height="3.3cm" svg:x="12.4cm" svg:y="15.9cm">
          <text:p text:style-name="P1">Boite de</text:p>
          <text:p text:style-name="P1">configuration</text:p>
          <draw:enhanced-geometry svg:viewBox="0 0 21600 21600" draw:mirror-horizontal="false" draw:mirror-vertical="false" draw:type="rectangle" draw:enhanced-path="M 0 0 L 21600 0 21600 21600 0 21600 0 0 Z N"/>
        </draw:custom-shape>
        <draw:custom-shape draw:style-name="gr4" draw:text-style-name="P1" draw:layer="layout" svg:width="4.4cm" svg:height="3.3cm" svg:x="21.7cm" svg:y="16.9cm">
          <text:p text:style-name="P1">Récupération</text:p>
          <text:p text:style-name="P1">d'informations</text:p>
          <draw:enhanced-geometry svg:viewBox="0 0 21600 21600" draw:mirror-horizontal="false" draw:mirror-vertical="false" draw:type="rectangle" draw:enhanced-path="M 0 0 L 21600 0 21600 21600 0 21600 0 0 Z N"/>
        </draw:custom-shape>
        <draw:line draw:style-name="gr2" draw:text-style-name="P1" draw:layer="layout" svg:x1="7.8cm" svg:y1="17.3cm" svg:x2="12.2cm" svg:y2="17.238cm">
          <text:p/>
        </draw:line>
        <draw:frame draw:style-name="gr3" draw:layer="layout" svg:width="2.581cm" svg:height="0.962cm" svg:x="8.6cm" svg:y="16.338cm">
          <draw:text-box>
            <text:p>besoin</text:p>
          </draw:text-box>
        </draw:frame>
        <draw:custom-shape draw:style-name="gr1" draw:text-style-name="P1" draw:layer="layout" svg:width="4.1cm" svg:height="3.7cm" svg:x="20.2cm" svg:y="1.6cm">
          <text:p text:style-name="P1">Services de</text:p>
          <text:p text:style-name="P1">Généralisation</text:p>
          <draw:enhanced-geometry svg:viewBox="0 0 20590 20590" draw:mirror-horizontal="false" draw:mirror-vertical="fals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line draw:style-name="gr2" draw:text-style-name="P1" draw:layer="layout" svg:x1="15.8cm" svg:y1="2.8cm" svg:x2="20.4cm" svg:y2="2.8cm">
          <text:p/>
        </draw:line>
        <draw:line draw:style-name="gr2" draw:text-style-name="P1" draw:layer="layout" svg:x1="20.3cm" svg:y1="3.3cm" svg:x2="15.5cm" svg:y2="3.3cm">
          <text:p/>
        </draw:line>
        <draw:frame draw:style-name="gr9" draw:layer="layout" svg:width="3.846cm" svg:height="0.962cm" svg:x="16.1cm" svg:y="3.3cm">
          <draw:text-box>
            <text:p>Annotations</text:p>
          </draw:text-box>
        </draw:frame>
        <draw:frame draw:style-name="gr9" draw:layer="layout" svg:width="3.846cm" svg:height="1.673cm" svg:x="13.854cm" svg:y="5.727cm">
          <draw:text-box>
            <text:p>Item annoté</text:p>
          </draw:text-box>
        </draw:frame>
        <draw:frame draw:style-name="gr8" draw:layer="layout" svg:width="1.738cm" svg:height="0.962cm" svg:x="8.062cm" svg:y="8.7cm">
          <draw:text-box>
            <text:p>Flux</text:p>
          </draw:text-box>
        </draw:frame>
        <draw:frame draw:style-name="gr10" draw:layer="layout" svg:width="7.238cm" svg:height="1.262cm" svg:x="15.062cm" svg:y="9.038cm">
          <draw:text-box>
            <text:p>Items annoté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Light'"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10T14:13:57</meta:creation-date>
    <meta:generator>LibreOffice/3.4$Unix LibreOffice_project/340m1$Build-502</meta:generator>
    <dc:date>2012-03-01T11:47:47</dc:date>
    <meta:editing-duration>PT2H52M37S</meta:editing-duration>
    <meta:editing-cycles>22</meta:editing-cycles>
    <meta:document-statistic meta:object-count="31"/>
  </office:meta>
</office:document-meta>
</file>